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9ef3" officeooo:paragraph-rsid="001d9ef3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>
      <style:text-properties officeooo:rsid="001d9ef3" officeooo:paragraph-rsid="001d9ef3" fo:background-color="#ffffff"/>
    </style:style>
    <style:style style:name="P4" style:family="paragraph" style:parent-style-name="Standard">
      <style:text-properties officeooo:paragraph-rsid="001d9ef3"/>
    </style:style>
    <style:style style:name="P5" style:family="paragraph" style:parent-style-name="Standard">
      <style:text-properties officeooo:rsid="00240d38" officeooo:paragraph-rsid="00240d38"/>
    </style:style>
    <style:style style:name="P6" style:family="paragraph" style:parent-style-name="Standard">
      <loext:graphic-properties draw:fill="solid" draw:fill-color="#2b2b2b"/>
      <style:paragraph-properties fo:background-color="#2b2b2b" fo:padding="0in" fo:border="none"/>
      <style:text-properties fo:background-color="#ffffff"/>
    </style:style>
    <style:style style:name="P7" style:family="paragraph" style:parent-style-name="Standard">
      <style:text-properties fo:color="#cc7832" style:font-name="JetBrains Mono" fo:font-size="10pt" fo:font-style="normal" fo:font-weight="normal" officeooo:rsid="00240d38" officeooo:paragraph-rsid="00240d38" style:font-size-asian="10pt" style:font-style-asian="normal" style:font-weight-asian="normal"/>
    </style:style>
    <style:style style:name="P8" style:family="paragraph" style:parent-style-name="Standard">
      <style:text-properties fo:color="#cc7832" style:font-name="JetBrains Mono" fo:font-size="10pt" fo:font-style="normal" fo:font-weight="normal" officeooo:rsid="00240d38" officeooo:paragraph-rsid="00243e80" style:font-size-asian="10pt" style:font-style-asian="normal" style:font-weight-asian="normal"/>
    </style:style>
    <style:style style:name="P9" style:family="paragraph" style:parent-style-name="Standard">
      <style:text-properties fo:color="#ce181e" style:font-name="JetBrains Mono" fo:font-size="10pt" fo:font-style="normal" fo:font-weight="bold" officeooo:rsid="0027636c" officeooo:paragraph-rsid="0027636c" style:font-size-asian="10pt" style:font-style-asian="normal" style:font-weight-asian="bold" style:font-weight-complex="bold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style:font-name="JetBrains Mono" fo:font-size="10pt" fo:font-style="normal" fo:font-weight="normal" officeooo:rsid="001d9ef3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fo:font-weight="normal" officeooo:rsid="001d9ef3" style:font-size-asian="10pt" style:font-style-asian="normal" style:font-weight-asian="normal"/>
    </style:style>
    <style:style style:name="T5" style:family="text">
      <style:text-properties officeooo:rsid="001d9ef3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style:font-name="JetBrains Mono" fo:font-size="10pt" fo:font-style="normal" fo:font-weight="normal" officeooo:rsid="001d9ef3" style:font-size-asian="10pt" style:font-style-asian="normal" style:font-weight-asian="normal"/>
    </style:style>
    <style:style style:name="T8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897bb" style:font-name="JetBrains Mono" fo:font-size="10pt" fo:font-style="normal" fo:font-weight="normal" officeooo:rsid="001d9ef3" style:font-size-asian="10pt" style:font-style-asian="normal" style:font-weight-asian="normal"/>
    </style:style>
    <style:style style:name="T10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style:font-name="JetBrains Mono" fo:font-size="10pt" fo:font-style="normal" fo:font-weight="normal" officeooo:rsid="001d9ef3" style:font-size-asian="10pt" style:font-style-asian="normal" style:font-weight-asian="normal"/>
    </style:style>
    <style:style style:name="T12" style:family="text">
      <style:text-properties officeooo:rsid="0021d4fc"/>
    </style:style>
    <style:style style:name="T13" style:family="text">
      <style:text-properties style:font-name="JetBrains Mono" fo:font-size="10pt" fo:font-style="normal" style:font-size-asian="10pt" style:font-style-asian="normal"/>
    </style:style>
    <style:style style:name="T14" style:family="text">
      <style:text-properties style:font-name="JetBrains Mono" fo:font-size="10pt" fo:font-style="normal" officeooo:rsid="00243e80" style:font-size-asian="10pt" style:font-style-asian="normal"/>
    </style:style>
    <style:style style:name="T15" style:family="text">
      <style:text-properties style:font-name="JetBrains Mono" fo:font-size="10pt" fo:font-style="normal" officeooo:rsid="001d9ef3" style:font-size-asian="10pt" style:font-style-asian="normal"/>
    </style:style>
    <style:style style:name="T16" style:family="text">
      <style:text-properties officeooo:rsid="00243e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сего трекаемых подписок – 42247</text:p>
      <text:p text:style-name="P3"/>
      <text:p text:style-name="P6"><text:span text:style-name="T1">select </text:span><text:span text:style-name="T3">count(*) </text:span><text:span text:style-name="T1">from </text:span><text:span text:style-name="T3">(</text:span><text:line-break/><text:span text:style-name="T1">select </text:span><text:span text:style-name="T3">sp.* </text:span><text:span text:style-name="T1">from </text:span><text:span text:style-name="T3">WA_TRACKER.SUBSCRIPTIONPHONE sp </text:span><text:span text:style-name="T1">where </text:span><text:span text:style-name="T3">key_id </text:span><text:span text:style-name="T1">is not null</text:span><text:span text:style-name="T3">)</text:span></text:p>
      <text:p text:style-name="P2"/>
      <text:p text:style-name="P2"/>
      <text:p text:style-name="P1">Всего трекаемых подписок по требуемым телефонным кодам – 25298</text:p>
      <text:p text:style-name="P1"/>
      <text:p text:style-name="P1"><text:span text:style-name="T1">with </text:span><text:span text:style-name="T3">c_real_phones </text:span><text:span text:style-name="T1">as </text:span><text:span text:style-name="T3">(</text:span><text:line-break/><text:span text:style-name="T3"> </text:span><text:span text:style-name="T1">select </text:span><text:span text:style-name="T3">sp.* </text:span><text:span text:style-name="T1">from </text:span><text:span text:style-name="T3">WA_TRACKER.SUBSCRIPTIONPHONE sp </text:span><text:span text:style-name="T1">where </text:span><text:span text:style-name="T3">key_id </text:span><text:span text:style-name="T1">is not null</text:span><text:span text:style-name="T3">)</text:span><text:span text:style-name="T1">,</text:span><text:line-break/><text:span text:style-name="T1"> <text:s/></text:span><text:span text:style-name="T3">c_real_phones_1 </text:span><text:span text:style-name="T1">as </text:span><text:span text:style-name="T3">( <text:s text:c="2"/></text:span><text:span text:style-name="T1">select </text:span><text:span text:style-name="T3">fc </text:span><text:span text:style-name="T1">from </text:span><text:span text:style-name="T3">( </text:span><text:span text:style-name="T1">select </text:span><text:span text:style-name="T6">SUBSTR</text:span><text:span text:style-name="T3">(sp.PHONE_NUM</text:span><text:span text:style-name="T1">, </text:span><text:span text:style-name="T8">1</text:span><text:span text:style-name="T1">, </text:span><text:span text:style-name="T8">1</text:span><text:span text:style-name="T3">) fc</text:span><text:span text:style-name="T1">, </text:span><text:span text:style-name="T3">sp.* </text:span><text:span text:style-name="T1">from </text:span><text:span text:style-name="T3">c_real_phones sp) </text:span><text:span text:style-name="T1">where </text:span><text:span text:style-name="T3">fc </text:span><text:span text:style-name="T1">in </text:span><text:span text:style-name="T3">(</text:span><text:span text:style-name="T10">'7'</text:span><text:span text:style-name="T3">))</text:span><text:span text:style-name="T1">,</text:span><text:line-break/><text:span text:style-name="T1"> <text:s/></text:span><text:span text:style-name="T3">c_real_phones_2 </text:span><text:span text:style-name="T1">as </text:span><text:span text:style-name="T3">( <text:s text:c="2"/></text:span><text:span text:style-name="T1">select </text:span><text:span text:style-name="T3">fc </text:span><text:span text:style-name="T1">from </text:span><text:span text:style-name="T3">( </text:span><text:span text:style-name="T1">select </text:span><text:span text:style-name="T6">SUBSTR</text:span><text:span text:style-name="T3">(sp.PHONE_NUM</text:span><text:span text:style-name="T1">, </text:span><text:span text:style-name="T8">1</text:span><text:span text:style-name="T1">, </text:span><text:span text:style-name="T8">2</text:span><text:span text:style-name="T3">) fc</text:span><text:span text:style-name="T1">, </text:span><text:span text:style-name="T3">sp.* </text:span><text:span text:style-name="T1">from </text:span><text:span text:style-name="T3">c_real_phones sp) </text:span><text:span text:style-name="T1">where </text:span><text:span text:style-name="T3">fc </text:span><text:span text:style-name="T1">in </text:span><text:span text:style-name="T3">(</text:span><text:span text:style-name="T10">'91'</text:span><text:span text:style-name="T1">, </text:span><text:span text:style-name="T10">'62'</text:span><text:span text:style-name="T1">, </text:span><text:span text:style-name="T10">'84'</text:span><text:span text:style-name="T1">, </text:span><text:span text:style-name="T10">'39'</text:span><text:span text:style-name="T1">, </text:span><text:span text:style-name="T10">'49'</text:span><text:span text:style-name="T1">, </text:span><text:span text:style-name="T10">'34'</text:span><text:span text:style-name="T1">, </text:span><text:span text:style-name="T10">'33'</text:span><text:span text:style-name="T1">, </text:span><text:span text:style-name="T10">'90'</text:span><text:span text:style-name="T3">))</text:span><text:span text:style-name="T1">,</text:span><text:line-break/><text:span text:style-name="T1"> <text:s/></text:span><text:span text:style-name="T3">c_real_phones_3 </text:span><text:span text:style-name="T1">as </text:span><text:span text:style-name="T3">( <text:s text:c="2"/></text:span><text:span text:style-name="T1">select </text:span><text:span text:style-name="T3">fc </text:span><text:span text:style-name="T1">from </text:span><text:span text:style-name="T3">( </text:span><text:span text:style-name="T1">select </text:span><text:span text:style-name="T6">SUBSTR</text:span><text:span text:style-name="T3">(sp.PHONE_NUM</text:span><text:span text:style-name="T1">, </text:span><text:span text:style-name="T8">1</text:span><text:span text:style-name="T1">, </text:span><text:span text:style-name="T8">3</text:span><text:span text:style-name="T3">) fc</text:span><text:span text:style-name="T1">, </text:span><text:span text:style-name="T3">sp.* </text:span><text:span text:style-name="T1">from </text:span><text:span text:style-name="T3">c_real_phones sp) </text:span><text:span text:style-name="T1">where </text:span><text:span text:style-name="T3">fc </text:span><text:span text:style-name="T1">in </text:span><text:span text:style-name="T3">(</text:span><text:span text:style-name="T10">'998'</text:span><text:span text:style-name="T1">, </text:span><text:span text:style-name="T10">'351'</text:span><text:span text:style-name="T1">, </text:span><text:span text:style-name="T10">'371'</text:span><text:span text:style-name="T1">, </text:span><text:span text:style-name="T10">'372'</text:span><text:span text:style-name="T1">, </text:span><text:span text:style-name="T10">'971'</text:span><text:span text:style-name="T3">))</text:span><text:line-break/><text:span text:style-name="T1">select </text:span><text:span text:style-name="T6">sum</text:span><text:span text:style-name="T3">(cnt) </text:span><text:span text:style-name="T1">from </text:span><text:span text:style-name="T3">(</text:span><text:line-break/><text:span text:style-name="T1">select </text:span><text:span text:style-name="T3">fc</text:span><text:span text:style-name="T1">, </text:span><text:span text:style-name="T6">count</text:span><text:span text:style-name="T3">(</text:span><text:span text:style-name="T6">*</text:span><text:span text:style-name="T3">) cnt</text:span><text:line-break/><text:span text:style-name="T3"> <text:s/></text:span><text:span text:style-name="T1">from </text:span><text:span text:style-name="T3">( </text:span><text:span text:style-name="T1">select </text:span><text:span text:style-name="T6">* </text:span><text:span text:style-name="T1">from </text:span><text:span text:style-name="T3">c_real_phones_1 </text:span><text:span text:style-name="T1">union all <text:s/>select </text:span><text:span text:style-name="T6">* </text:span><text:span text:style-name="T1">from </text:span><text:span text:style-name="T3">c_real_phones_2 </text:span><text:span text:style-name="T1">union all select </text:span><text:span text:style-name="T6">* </text:span><text:span text:style-name="T1">from </text:span><text:span text:style-name="T3">c_real_phones_3)</text:span><text:line-break/><text:span text:style-name="T3"> <text:s/></text:span><text:span text:style-name="T1">group by </text:span><text:span text:style-name="T3">fc</text:span><text:line-break/><text:span text:style-name="T3"> <text:s/></text:span><text:span text:style-name="T1">order by </text:span><text:span text:style-name="T3">cnt </text:span><text:span text:style-name="T1">desc</text:span><text:span text:style-name="T3">)</text:span></text:p>
      <text:p text:style-name="P1"/>
      <text:p text:style-name="P1">Подписки в разрезе стран по убыванию <text:span text:style-name="T12">числа трекаемых</text:span>:</text:p>
      <text:p text:style-name="P1"/>
      <text:p text:style-name="P1">91,17419</text:p>
      <text:p text:style-name="P1">49,1501</text:p>
      <text:p text:style-name="P1">90,1371</text:p>
      <text:p text:style-name="P1">39,1180</text:p>
      <text:p text:style-name="P1">62,1104</text:p>
      <text:p text:style-name="P1">34,1023</text:p>
      <text:p text:style-name="P1">7,668</text:p>
      <text:p text:style-name="P1">971,468</text:p>
      <text:p text:style-name="P1">33,391</text:p>
      <text:p text:style-name="P1">351,158</text:p>
      <text:p text:style-name="P1">371,20</text:p>
      <text:p text:style-name="P1">372,5</text:p>
      <text:p text:style-name="P1">84,3</text:p>
      <text:p text:style-name="P1">998,2</text:p>
      <text:p text:style-name="P1"/>
      <text:p text:style-name="P4"><text:span text:style-name="T2">with </text:span><text:span text:style-name="T4">c_real_phones </text:span><text:span text:style-name="T2">as </text:span><text:span text:style-name="T4">(</text:span><text:span text:style-name="T5"><text:line-break/></text:span><text:span text:style-name="T4"> </text:span><text:span text:style-name="T2">select </text:span><text:span text:style-name="T4">sp.* </text:span><text:span text:style-name="T2">from </text:span><text:span text:style-name="T4">WA_TRACKER.SUBSCRIPTIONPHONE sp </text:span><text:span text:style-name="T2">where </text:span><text:span text:style-name="T4">key_id </text:span><text:span text:style-name="T2">is not null</text:span><text:span text:style-name="T4">)</text:span><text:span text:style-name="T2">,</text:span><text:span text:style-name="T5"><text:line-break/></text:span><text:span text:style-name="T2"> <text:s/></text:span><text:span text:style-name="T4">c_real_phones_1 </text:span><text:span text:style-name="T2">as </text:span><text:span text:style-name="T4">( <text:s text:c="2"/></text:span><text:span text:style-name="T2">select </text:span><text:span text:style-name="T4">fc </text:span><text:span text:style-name="T2">from </text:span><text:span text:style-name="T4">( </text:span><text:span text:style-name="T2">select </text:span><text:span text:style-name="T7">SUBSTR</text:span><text:span text:style-name="T4">(sp.PHONE_NUM</text:span><text:span text:style-name="T2">, </text:span><text:span text:style-name="T9">1</text:span><text:span text:style-name="T2">, </text:span><text:span text:style-name="T9">1</text:span><text:span text:style-name="T4">) fc</text:span><text:span text:style-name="T2">, </text:span><text:span text:style-name="T4">sp.* </text:span><text:span text:style-name="T2">from </text:span><text:span text:style-name="T4">c_real_phones sp) </text:span><text:span text:style-name="T2">where </text:span><text:span text:style-name="T4">fc </text:span><text:span text:style-name="T2">in </text:span><text:span text:style-name="T4">(</text:span><text:span text:style-name="T11">'7'</text:span><text:span text:style-name="T4">))</text:span><text:span text:style-name="T2">,</text:span><text:span text:style-name="T5"><text:line-break/></text:span><text:span text:style-name="T2"> <text:s/></text:span><text:span text:style-name="T4">c_real_phones_2 </text:span><text:span text:style-name="T2">as </text:span><text:span text:style-name="T4">( <text:s text:c="2"/></text:span><text:span text:style-name="T2">select </text:span><text:span text:style-name="T4">fc </text:span><text:span text:style-name="T2">from </text:span><text:span text:style-name="T4">( </text:span><text:span text:style-name="T2">select </text:span><text:span text:style-name="T7">SUBSTR</text:span><text:span text:style-name="T4">(sp.PHONE_NUM</text:span><text:span text:style-name="T2">, </text:span><text:span text:style-name="T9">1</text:span><text:span text:style-name="T2">, </text:span><text:span text:style-name="T9">2</text:span><text:span text:style-name="T4">) fc</text:span><text:span text:style-name="T2">, </text:span><text:span text:style-name="T4">sp.* </text:span><text:span text:style-name="T2">from </text:span><text:span text:style-name="T4">c_real_phones sp) </text:span><text:span text:style-name="T2">where </text:span><text:span text:style-name="T4">fc </text:span><text:span text:style-name="T2">in </text:span><text:span text:style-name="T4">(</text:span><text:span text:style-name="T11">'91'</text:span><text:span text:style-name="T2">, </text:span><text:span text:style-name="T11">'62'</text:span><text:span text:style-name="T2">, </text:span><text:span text:style-name="T11">'84'</text:span><text:span text:style-name="T2">, </text:span><text:span text:style-name="T11">'39'</text:span><text:span text:style-name="T2">, </text:span><text:span text:style-name="T11">'49'</text:span><text:span text:style-name="T2">, </text:span><text:span text:style-name="T11">'34'</text:span><text:span text:style-name="T2">, </text:span><text:span text:style-name="T11">'33'</text:span><text:span text:style-name="T2">, </text:span><text:span text:style-name="T11">'90'</text:span><text:span text:style-name="T4">))</text:span><text:span text:style-name="T2">,</text:span><text:span text:style-name="T5"><text:line-break/></text:span><text:span text:style-name="T2"> <text:s/></text:span><text:span text:style-name="T4">c_real_phones_3 </text:span><text:span text:style-name="T2">as </text:span><text:span text:style-name="T4">( <text:s text:c="2"/></text:span><text:span text:style-name="T2">select </text:span><text:span text:style-name="T4">fc </text:span><text:span text:style-name="T2">from </text:span><text:span text:style-name="T4">( </text:span><text:span text:style-name="T2">select </text:span><text:span text:style-name="T7">SUBSTR</text:span><text:span text:style-name="T4">(sp.PHONE_NUM</text:span><text:span text:style-name="T2">, </text:span><text:span text:style-name="T9">1</text:span><text:span text:style-name="T2">, </text:span><text:span text:style-name="T9">3</text:span><text:span text:style-name="T4">) fc</text:span><text:span text:style-name="T2">, </text:span><text:span text:style-name="T4">sp.* </text:span><text:span text:style-name="T2">from </text:span><text:span text:style-name="T4">c_real_phones sp) </text:span><text:span text:style-name="T2">where </text:span><text:span text:style-name="T4">fc </text:span><text:span text:style-name="T2">in </text:span><text:span text:style-name="T4">(</text:span><text:span text:style-name="T11">'998'</text:span><text:span text:style-name="T2">, </text:span><text:span text:style-name="T11">'351'</text:span><text:span text:style-name="T2">, </text:span><text:span text:style-name="T11">'371'</text:span><text:span text:style-name="T2">, </text:span><text:span text:style-name="T11">'372'</text:span><text:span text:style-name="T2">, </text:span><text:span text:style-name="T11">'971'</text:span><text:span text:style-name="T4">))</text:span><text:span text:style-name="T5"><text:line-break/></text:span><text:span text:style-name="T2">select </text:span><text:span text:style-name="T4">fc</text:span><text:span text:style-name="T2">, </text:span><text:span text:style-name="T7">count</text:span><text:span text:style-name="T4">(</text:span><text:span text:style-name="T7">*</text:span><text:span text:style-name="T4">) cnt</text:span><text:span text:style-name="T5"><text:line-break/></text:span><text:span text:style-name="T4"> <text:s/></text:span><text:span text:style-name="T2">from </text:span><text:span text:style-name="T4">( </text:span><text:span text:style-name="T2">select </text:span><text:span text:style-name="T7">* </text:span><text:span text:style-name="T2">from </text:span><text:span text:style-name="T4">c_real_phones_1 </text:span><text:span text:style-name="T2">union all <text:s/>select </text:span><text:span text:style-name="T7">* </text:span><text:span text:style-name="T2">from </text:span><text:span text:style-name="T4">c_real_phones_2 </text:span><text:span text:style-name="T2">union all select </text:span><text:span text:style-name="T7">* </text:span><text:span text:style-name="T2">from </text:span><text:span text:style-name="T4">c_real_phones_3)</text:span><text:span text:style-name="T5"><text:line-break/></text:span><text:span text:style-name="T4"> <text:s/></text:span><text:span text:style-name="T2">group by </text:span><text:span text:style-name="T4">fc</text:span><text:span text:style-name="T5"><text:line-break/></text:span><text:span text:style-name="T4"> <text:s/></text:span><text:span text:style-name="T2">order by </text:span><text:span text:style-name="T4">cnt </text:span><text:span text:style-name="T2">desc</text:span></text:p>
      <text:p text:style-name="P4"><text:soft-page-break/></text:p>
      <text:p text:style-name="P5"><text:span text:style-name="T2">+</text:span><text:span text:style-name="T1">++++++++++++++++++++++++++++++++++++++++++++++++</text:span></text:p>
      <text:p text:style-name="P7"/>
      <text:p text:style-name="P9">41327</text:p>
      <text:p text:style-name="P7"/>
      <text:p text:style-name="P8"><text:span text:style-name="T16">91,17359</text:span></text:p>
      <text:p text:style-name="P8">94,1677</text:p>
      <text:p text:style-name="P8">49,1493</text:p>
      <text:p text:style-name="P8">90,1381</text:p>
      <text:p text:style-name="P8">39,1178</text:p>
      <text:p text:style-name="P8">55,1157</text:p>
      <text:p text:style-name="P8">92,1125</text:p>
      <text:p text:style-name="P8">62,1094</text:p>
      <text:p text:style-name="P8">20,1092</text:p>
      <text:p text:style-name="P8">34,1029</text:p>
      <text:p text:style-name="P8">7,665</text:p>
      <text:p text:style-name="P8">98,570</text:p>
      <text:p text:style-name="P8">60,558</text:p>
      <text:p text:style-name="P8">52,552</text:p>
      <text:p text:style-name="P8">44,539</text:p>
      <text:p text:style-name="P8">966,519</text:p>
      <text:p text:style-name="P8">212,486</text:p>
      <text:p text:style-name="P8">971,466</text:p>
      <text:p text:style-name="P8">57,461</text:p>
      <text:p text:style-name="P8">54,415</text:p>
      <text:p text:style-name="P8">50,405</text:p>
      <text:p text:style-name="P8">33,393</text:p>
      <text:p text:style-name="P8">51,335</text:p>
      <text:p text:style-name="P8">27,319</text:p>
      <text:p text:style-name="P8">56,275</text:p>
      <text:p text:style-name="P8">40,267</text:p>
      <text:p text:style-name="P8">31,259</text:p>
      <text:p text:style-name="P8">41,245</text:p>
      <text:p text:style-name="P8">961,241</text:p>
      <text:p text:style-name="P8">965,227</text:p>
      <text:p text:style-name="P8">964,221</text:p>
      <text:p text:style-name="P8">43,190</text:p>
      <text:p text:style-name="P8">972,186</text:p>
      <text:p text:style-name="P8">593,176</text:p>
      <text:p text:style-name="P8">351,160</text:p>
      <text:p text:style-name="P8">65,154</text:p>
      <text:p text:style-name="P8">968,131</text:p>
      <text:p text:style-name="P8">962,129</text:p>
      <text:p text:style-name="P8">994,125</text:p>
      <text:p text:style-name="P8">58,123</text:p>
      <text:p text:style-name="P8">32,120</text:p>
      <text:p text:style-name="P8">852,111</text:p>
      <text:p text:style-name="P8">591,110</text:p>
      <text:p text:style-name="P8">974,103</text:p>
      <text:p text:style-name="P8">502,98</text:p>
      <text:p text:style-name="P8">61,96</text:p>
      <text:p text:style-name="P8">880,95</text:p>
      <text:p text:style-name="P8">353,86</text:p>
      <text:p text:style-name="P8">963,77</text:p>
      <text:p text:style-name="P8">385,73</text:p>
      <text:p text:style-name="P8">358,67</text:p>
      <text:p text:style-name="P8">1787,67</text:p>
      <text:p text:style-name="P8">967,64</text:p>
      <text:p text:style-name="P8"><text:soft-page-break/>504,62</text:p>
      <text:p text:style-name="P8">509,60</text:p>
      <text:p text:style-name="P8">595,58</text:p>
      <text:p text:style-name="P8">230,57</text:p>
      <text:p text:style-name="P8">506,57</text:p>
      <text:p text:style-name="P8">234,53</text:p>
      <text:p text:style-name="P8">507,52</text:p>
      <text:p text:style-name="P8">973,50</text:p>
      <text:p text:style-name="P8">1809,49</text:p>
      <text:p text:style-name="P8">1868,47</text:p>
      <text:p text:style-name="P8">598,47</text:p>
      <text:p text:style-name="P8">254,45</text:p>
      <text:p text:style-name="P8">249,45</text:p>
      <text:p text:style-name="P8">63,42</text:p>
      <text:p text:style-name="P8">503,42</text:p>
      <text:p text:style-name="P8">216,40</text:p>
      <text:p text:style-name="P8">1876,40</text:p>
      <text:p text:style-name="P8">46,40</text:p>
      <text:p text:style-name="P8">505,33</text:p>
      <text:p text:style-name="P8">380,33</text:p>
      <text:p text:style-name="P8">218,32</text:p>
      <text:p text:style-name="P8">221,32</text:p>
      <text:p text:style-name="P8">213,30</text:p>
      <text:p text:style-name="P8">977,28</text:p>
      <text:p text:style-name="P8">53,27</text:p>
      <text:p text:style-name="P8">30,25</text:p>
      <text:p text:style-name="P8">420,24</text:p>
      <text:p text:style-name="P8">673,24</text:p>
      <text:p text:style-name="P8">45,23</text:p>
      <text:p text:style-name="P8">255,21</text:p>
      <text:p text:style-name="P8">371,20</text:p>
      <text:p text:style-name="P8">592,19</text:p>
      <text:p text:style-name="P8">355,19</text:p>
      <text:p text:style-name="P8">233,19</text:p>
      <text:p text:style-name="P8">381,17</text:p>
      <text:p text:style-name="P8">252,16</text:p>
      <text:p text:style-name="P8">64,15</text:p>
      <text:p text:style-name="P8">596,15</text:p>
      <text:p text:style-name="P8">222,14</text:p>
      <text:p text:style-name="P8">1242,14</text:p>
      <text:p text:style-name="P8">47,13</text:p>
      <text:p text:style-name="P8">359,13</text:p>
      <text:p text:style-name="P8">375,13</text:p>
      <text:p text:style-name="P8">256,11</text:p>
      <text:p text:style-name="P8">996,11</text:p>
      <text:p text:style-name="P8">82,11</text:p>
      <text:p text:style-name="P8">225,11</text:p>
      <text:p text:style-name="P8">260,10</text:p>
      <text:p text:style-name="P8">970,10</text:p>
      <text:p text:style-name="P8">66,10</text:p>
      <text:p text:style-name="P8">226,10</text:p>
      <text:p text:style-name="P8">356,9</text:p>
      <text:p text:style-name="P8">263,9</text:p>
      <text:p text:style-name="P8">1706,8</text:p>
      <text:p text:style-name="P8">258,8</text:p>
      <text:p text:style-name="P8">357,8</text:p>
      <text:p text:style-name="P8">387,7</text:p>
      <text:p text:style-name="P8">421,7</text:p>
      <text:p text:style-name="P8"><text:soft-page-break/>93,7</text:p>
      <text:p text:style-name="P8">597,7</text:p>
      <text:p text:style-name="P8">267,7</text:p>
      <text:p text:style-name="P8">229,7</text:p>
      <text:p text:style-name="P8">81,6</text:p>
      <text:p text:style-name="P8">237,6</text:p>
      <text:p text:style-name="P8">590,6</text:p>
      <text:p text:style-name="P8">389,5</text:p>
      <text:p text:style-name="P8">386,5</text:p>
      <text:p text:style-name="P8">886,5</text:p>
      <text:p text:style-name="P8">223,5</text:p>
      <text:p text:style-name="P8">86,5</text:p>
      <text:p text:style-name="P8">228,5</text:p>
      <text:p text:style-name="P8">1671,4</text:p>
      <text:p text:style-name="P8">675,4</text:p>
      <text:p text:style-name="P8">1340,4</text:p>
      <text:p text:style-name="P8">373,4</text:p>
      <text:p text:style-name="P8">1784,4</text:p>
      <text:p text:style-name="P8">243,4</text:p>
      <text:p text:style-name="P8">231,4</text:p>
      <text:p text:style-name="P8">352,4</text:p>
      <text:p text:style-name="P8">995,4</text:p>
      <text:p text:style-name="P8">269,4</text:p>
      <text:p text:style-name="P8">350,4</text:p>
      <text:p text:style-name="P8">1869,4</text:p>
      <text:p text:style-name="P8">1758,4</text:p>
      <text:p text:style-name="P8">1473,4</text:p>
      <text:p text:style-name="P8">84,3</text:p>
      <text:p text:style-name="P8">251,3</text:p>
      <text:p text:style-name="P8">227,3</text:p>
      <text:p text:style-name="P8">382,3</text:p>
      <text:p text:style-name="P8">36,3</text:p>
      <text:p text:style-name="P8">257,3</text:p>
      <text:p text:style-name="P8">1905,3</text:p>
      <text:p text:style-name="P8">220,3</text:p>
      <text:p text:style-name="P8">265,3</text:p>
      <text:p text:style-name="P8">856,2</text:p>
      <text:p text:style-name="P8">268,2</text:p>
      <text:p text:style-name="P8">998,2</text:p>
      <text:p text:style-name="P8">354,2</text:p>
      <text:p text:style-name="P8">262,2</text:p>
      <text:p text:style-name="P8">599,2</text:p>
      <text:p text:style-name="P8">960,2</text:p>
      <text:p text:style-name="P8">374,2</text:p>
      <text:p text:style-name="P8">244,2</text:p>
      <text:p text:style-name="P8">297,1</text:p>
      <text:p text:style-name="P8">423,1</text:p>
      <text:p text:style-name="P8">232,1</text:p>
      <text:p text:style-name="P8">250,1</text:p>
      <text:p text:style-name="P8">240,1</text:p>
      <text:p text:style-name="P8">224,1</text:p>
      <text:p text:style-name="P8">376,1</text:p>
      <text:p text:style-name="P8">261,1</text:p>
      <text:p text:style-name="P8">253,1</text:p>
      <text:p text:style-name="P8">501,1</text:p>
      <text:p text:style-name="P8">95,1</text:p>
      <text:p text:style-name="P8">677,1</text:p>
      <text:p text:style-name="P8">594,1</text:p>
      <text:p text:style-name="P8"><text:soft-page-break/>241,1</text:p>
      <text:p text:style-name="P8">266,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17:12:51.385778058</meta:creation-date>
    <dc:date>2021-04-30T18:35:47.565681301</dc:date>
    <meta:editing-duration>PT10M36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5" meta:paragraph-count="193" meta:word-count="453" meta:character-count="2861" meta:non-whitespace-character-count="2559"/>
  </office:meta>
</office:document-meta>
</file>